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7cm" svg:height="3.669cm" svg:x="9.032cm" svg:y="0.926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11.713cm" svg:x="8.921cm" svg:y="5.42cm">
            <draw:object draw:notify-on-update-of-ranges="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teries</text:p>
          </table:table-cell>
          <table:table-cell office:value-type="string" calcext:value-type="string">
            <text:p>Creepers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2:50:49.880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12:50:40.901000000</meta:creation-date>
    <dc:date>2020-12-04T12:51:17.192000000</dc:date>
    <meta:editing-duration>PT45M40S</meta:editing-duration>
    <meta:editing-cycles>4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3.67cm" xlink:href=".." xlink:type="simple" chart:class="chart:line" chart:style-name="ch1">
        <chart:legend chart:legend-position="end" svg:x="13.199cm" svg:y="1.287cm" style:legend-expansion="high" chart:style-name="ch2"/>
        <chart:plot-area chart:style-name="ch3" table:cell-range-address="Аркуш1.A1:Аркуш1.B502" chart:data-source-has-labels="row" svg:x="0.319cm" svg:y="0.073cm" svg:width="12.561cm" svg:height="3.524cm">
          <chart:coordinate-region svg:x="1.311cm" svg:y="0.194cm" svg:width="11.243cm" svg:height="2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teries</text:p>
                <draw:g>
                  <svg:desc>Аркуш1.A1:Аркуш1.A1</svg:desc>
                </draw:g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">
                <text:p>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">
                <text:p>2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">
                <text:p>2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">
                <text:p>2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">
                <text:p>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">
                <text:p>3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9">
                <text:p>5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">
                <text:p>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">
                <text:p>5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">
                <text:p>5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7">
                <text:p>45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">
                <text:p>38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">
                <text:p>3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">
                <text:p>22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">
                <text:p>1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9">
                <text:p>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7">
                <text:p>9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3">
                <text:p>12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3">
                <text:p>16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3">
                <text:p>229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4">
                <text:p>31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7">
                <text:p>38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05">
                <text:p>510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05">
                <text:p>640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92">
                <text:p>789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97">
                <text:p>899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09">
                <text:p>9509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27">
                <text:p>10227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79">
                <text:p>967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8">
                <text:p>7588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70">
                <text:p>657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25">
                <text:p>482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">
                <text:p>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7">
                <text:p>3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">
                <text:p>4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2">
                <text:p>49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">
                <text:p>4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3">
                <text:p>3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">
                <text:p>3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">
                <text:p>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">
                <text:p>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2">
                <text:p>4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4">
                <text:p>4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6">
                <text:p>3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1">
                <text:p>3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">
                <text:p>1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1">
                <text:p>1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6">
                <text:p>2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0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3">
                <text:p>4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3">
                <text:p>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5">
                <text:p>6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4">
                <text:p>8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2">
                <text:p>9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0">
                <text:p>9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2">
                <text:p>9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2">
                <text:p>7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">
                <text:p>2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8">
                <text:p>1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">
                <text:p>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">
                <text:p>1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">
                <text:p>1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8">
                <text:p>1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">
                <text:p>2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">
                <text:p>1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">
                <text:p>1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">
                <text:p>1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">
                <text:p>1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5">
                <text:p>1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4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">
                <text:p>2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6">
                <text:p>2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3">
                <text:p>2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">
                <text:p>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">
                <text:p>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">
                <text:p>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">
                <text:p>1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">
                <text:p>1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4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1">
                <text:p>2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">
                <text:p>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">
                <text:p>1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9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6">
                <text:p>3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2">
                <text:p>3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">
                <text:p>3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7">
                <text:p>3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">
                <text:p>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5">
                <text:p>3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1">
                <text:p>39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7">
                <text:p>4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1">
                <text:p>4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">
                <text:p>1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">
                <text:p>1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">
                <text:p>9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6">
                <text:p>1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2">
                <text:p>2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8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9">
                <text:p>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1">
                <text:p>2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">
                <text:p>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">
                <text:p>1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">
                <text:p>1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8">
                <text:p>1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3">
                <text:p>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">
                <text:p>1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">
                <text:p>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0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">
                <text:p>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5">
                <text:p>2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7">
                <text:p>3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3">
                <text:p>3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1">
                <text:p>4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7">
                <text:p>4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1">
                <text:p>5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1">
                <text:p>5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9">
                <text:p>57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1">
                <text:p>5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">
                <text:p>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">
                <text:p>10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">
                <text:p>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">
                <text:p>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3">
                <text:p>1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8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">
                <text:p>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1">
                <text:p>2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8">
                <text:p>2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0">
                <text:p>2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5">
                <text:p>2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">
                <text:p>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">
                <text:p>1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">
                <text:p>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">
                <text:p>1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4">
                <text:p>2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4">
                <text:p>2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4">
                <text:p>2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8">
                <text:p>1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">
                <text:p>2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">
                <text:p>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">
                <text:p>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2">
                <text:p>1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4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6">
                <text:p>3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">
                <text:p>3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4">
                <text:p>29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0">
                <text:p>2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4">
                <text:p>1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8">
                <text:p>1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">
                <text:p>1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">
                <text:p>1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">
                <text:p>1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6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2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1">
                <text:p>1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8">
                <text:p>2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7">
                <text:p>2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3">
                <text:p>1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5">
                <text:p>2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4">
                <text:p>2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8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">
                <text:p>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">
                <text:p>1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">
                <text:p>1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4">
                <text:p>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8">
                <text:p>2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9">
                <text:p>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5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4">
                <text:p>3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">
                <text:p>17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1">
                <text:p>1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">
                <text:p>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1">
                <text:p>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2">
                <text:p>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3">
                <text:p>3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5">
                <text:p>3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2">
                <text:p>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4">
                <text:p>5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5">
                <text:p>3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6">
                <text:p>2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">
                <text:p>1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">
                <text:p>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">
                <text:p>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8">
                <text:p>1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0">
                <text:p>2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2">
                <text:p>34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714cm" xlink:href=".." xlink:type="simple" chart:class="chart:scatter" chart:style-name="ch1">
        <chart:plot-area chart:style-name="ch2" table:cell-range-address="Аркуш1.A2:Аркуш1.B502 Аркуш1.B1:Аркуш1.B1" chart:data-source-has-labels="row" svg:x="0.904cm" svg:y="0.291cm" svg:width="14.892cm" svg:height="9.878cm">
          <chart:coordinate-region svg:x="1.896cm" svg:y="0.49cm" svg:width="13.436cm" svg:height="9.032cm"/>
          <chart:axis chart:dimension="x" chart:name="primary-x" chart:style-name="ch3">
            <chart:title svg:x="7.401cm" svg:y="10.403cm" chart:style-name="ch4">
              <text:p>Pełzacze</text:p>
            </chart:title>
          </chart:axis>
          <chart:axis chart:dimension="y" chart:name="primary-y" chart:style-name="ch5">
            <chart:title svg:x="0.124cm" svg:y="6.71cm" chart:style-name="ch6">
              <text:p>Bakteri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">
                <text:p>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">
                <text:p>2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">
                <text:p>2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">
                <text:p>2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">
                <text:p>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">
                <text:p>3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9">
                <text:p>5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">
                <text:p>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">
                <text:p>5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">
                <text:p>5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7">
                <text:p>45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">
                <text:p>38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">
                <text:p>3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">
                <text:p>22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">
                <text:p>1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9">
                <text:p>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7">
                <text:p>9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3">
                <text:p>12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3">
                <text:p>16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3">
                <text:p>229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4">
                <text:p>31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7">
                <text:p>38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05">
                <text:p>510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05">
                <text:p>640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92">
                <text:p>789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97">
                <text:p>899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09">
                <text:p>9509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27">
                <text:p>10227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79">
                <text:p>967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8">
                <text:p>7588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70">
                <text:p>657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25">
                <text:p>482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">
                <text:p>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7">
                <text:p>3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">
                <text:p>4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2">
                <text:p>49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">
                <text:p>4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3">
                <text:p>3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">
                <text:p>3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">
                <text:p>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">
                <text:p>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2">
                <text:p>4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4">
                <text:p>4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6">
                <text:p>3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1">
                <text:p>3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">
                <text:p>1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1">
                <text:p>1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6">
                <text:p>2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0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3">
                <text:p>4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3">
                <text:p>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5">
                <text:p>6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4">
                <text:p>8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2">
                <text:p>9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0">
                <text:p>9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2">
                <text:p>9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2">
                <text:p>7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">
                <text:p>2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8">
                <text:p>1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">
                <text:p>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">
                <text:p>1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">
                <text:p>1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8">
                <text:p>1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">
                <text:p>2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">
                <text:p>1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">
                <text:p>1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">
                <text:p>1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">
                <text:p>1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5">
                <text:p>1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4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">
                <text:p>2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6">
                <text:p>2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3">
                <text:p>2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">
                <text:p>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">
                <text:p>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">
                <text:p>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">
                <text:p>1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">
                <text:p>1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4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1">
                <text:p>2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">
                <text:p>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">
                <text:p>1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9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6">
                <text:p>3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2">
                <text:p>3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">
                <text:p>3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7">
                <text:p>3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">
                <text:p>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5">
                <text:p>3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1">
                <text:p>39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7">
                <text:p>4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1">
                <text:p>4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">
                <text:p>1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">
                <text:p>1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">
                <text:p>9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6">
                <text:p>1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2">
                <text:p>2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8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9">
                <text:p>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1">
                <text:p>2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">
                <text:p>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">
                <text:p>1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">
                <text:p>1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8">
                <text:p>1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3">
                <text:p>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">
                <text:p>1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">
                <text:p>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0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">
                <text:p>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5">
                <text:p>2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7">
                <text:p>3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3">
                <text:p>3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1">
                <text:p>4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7">
                <text:p>4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1">
                <text:p>5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1">
                <text:p>5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9">
                <text:p>57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1">
                <text:p>5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">
                <text:p>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">
                <text:p>10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">
                <text:p>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">
                <text:p>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3">
                <text:p>1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8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">
                <text:p>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1">
                <text:p>2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8">
                <text:p>2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0">
                <text:p>2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5">
                <text:p>2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">
                <text:p>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">
                <text:p>1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">
                <text:p>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">
                <text:p>1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4">
                <text:p>2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4">
                <text:p>2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4">
                <text:p>2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8">
                <text:p>1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">
                <text:p>2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">
                <text:p>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">
                <text:p>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2">
                <text:p>1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4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6">
                <text:p>3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">
                <text:p>3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4">
                <text:p>29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0">
                <text:p>2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4">
                <text:p>1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8">
                <text:p>1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">
                <text:p>1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">
                <text:p>1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">
                <text:p>1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6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2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1">
                <text:p>1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8">
                <text:p>2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7">
                <text:p>2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3">
                <text:p>1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5">
                <text:p>2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4">
                <text:p>2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8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">
                <text:p>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">
                <text:p>1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">
                <text:p>1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4">
                <text:p>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8">
                <text:p>2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9">
                <text:p>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5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4">
                <text:p>3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">
                <text:p>17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1">
                <text:p>1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">
                <text:p>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1">
                <text:p>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2">
                <text:p>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3">
                <text:p>3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5">
                <text:p>3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2">
                <text:p>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4">
                <text:p>5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5">
                <text:p>3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6">
                <text:p>2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">
                <text:p>1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">
                <text:p>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">
                <text:p>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8">
                <text:p>1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0">
                <text:p>2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2">
                <text:p>34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